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left" draw:textarea-vertical-align="middle" draw:fit-to-size="shrink-to-fit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size-complex="18pt"/>
    </style:style>
    <style:style style:name="P4" style:family="paragraph">
      <style:paragraph-properties fo:text-align="center"/>
      <style:text-properties fo:font-size="9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24.5cm" svg:height="8cm" svg:x="2.5cm" svg:y="2.5cm">
          <text:p/>
        </draw:rect>
        <draw:rect draw:style-name="gr1" draw:text-style-name="P1" draw:layer="layout" svg:width="24.5cm" svg:height="8cm" svg:x="2.5cm" svg:y="11.5cm">
          <text:p/>
        </draw:rect>
        <draw:frame draw:style-name="gr2" draw:layer="layout" svg:width="13.346cm" svg:height="0.963cm" svg:x="2.553cm" svg:y="1.537cm">
          <draw:text-box>
            <text:p>Pipeline normale, senza controllo di selezione</text:p>
          </draw:text-box>
        </draw:frame>
        <draw:frame draw:style-name="gr2" draw:layer="layout" svg:width="10.035cm" svg:height="0.963cm" svg:x="2.465cm" svg:y="10.537cm">
          <draw:text-box>
            <text:p>Pipeline con controllo di selezione</text:p>
          </draw:text-box>
        </draw:frame>
        <draw:circle draw:style-name="gr3" draw:text-style-name="P1" draw:layer="layout" svg:width="3.5cm" svg:height="3.5cm" svg:x="3.893cm" svg:y="4.857cm">
          <text:p text:style-name="P1">Inizio</text:p>
        </draw:circle>
        <draw:circle draw:style-name="gr3" draw:text-style-name="P1" draw:layer="layout" svg:width="3.5cm" svg:height="3.5cm" svg:x="23cm" svg:y="5cm">
          <text:p text:style-name="P1">Fine</text:p>
        </draw:circle>
        <draw:line draw:style-name="gr4" draw:text-style-name="P1" draw:layer="layout" svg:x1="7.5cm" svg:y1="6.5cm" svg:x2="9cm" svg:y2="6.5cm">
          <text:p/>
        </draw:line>
        <draw:rect draw:style-name="gr5" draw:text-style-name="P2" draw:layer="layout" svg:width="3cm" svg:height="2.5cm" svg:x="9cm" svg:y="5.5cm">
          <text:p text:style-name="P2">inizializzazione</text:p>
        </draw:rect>
        <draw:line draw:style-name="gr4" draw:text-style-name="P1" draw:layer="layout" svg:x1="12cm" svg:y1="6.5cm" svg:x2="13.5cm" svg:y2="6.5cm">
          <text:p/>
        </draw:line>
        <draw:rect draw:style-name="gr6" draw:text-style-name="P2" draw:layer="layout" svg:width="3.5cm" svg:height="2.5cm" svg:x="13.5cm" svg:y="5.5cm">
          <text:p text:style-name="P2">Disegno primitive</text:p>
        </draw:rect>
        <draw:line draw:style-name="gr4" draw:text-style-name="P1" draw:layer="layout" svg:x1="17cm" svg:y1="6.5cm" svg:x2="18.5cm" svg:y2="6.5cm">
          <text:p/>
        </draw:line>
        <draw:rect draw:style-name="gr6" draw:text-style-name="P3" draw:layer="layout" svg:width="3cm" svg:height="2.5cm" svg:x="18.5cm" svg:y="5.5cm">
          <text:p text:style-name="P3">rasterizzazione</text:p>
        </draw:rect>
        <draw:line draw:style-name="gr4" draw:text-style-name="P1" draw:layer="layout" svg:x1="21.5cm" svg:y1="6.5cm" svg:x2="23cm" svg:y2="6.5cm">
          <text:p/>
        </draw:line>
        <draw:circle draw:style-name="gr3" draw:text-style-name="P1" draw:layer="layout" svg:width="3.5cm" svg:height="3.5cm" svg:x="3cm" svg:y="13.857cm">
          <text:p text:style-name="P1">Inizio</text:p>
        </draw:circle>
        <draw:circle draw:style-name="gr3" draw:text-style-name="P1" draw:layer="layout" svg:width="3.5cm" svg:height="3.5cm" svg:x="22.107cm" svg:y="14cm">
          <text:p text:style-name="P1">Fine</text:p>
        </draw:circle>
        <draw:line draw:style-name="gr4" draw:text-style-name="P1" draw:layer="layout" svg:x1="6.607cm" svg:y1="15.5cm" svg:x2="8.107cm" svg:y2="15.5cm">
          <text:p/>
        </draw:line>
        <draw:rect draw:style-name="gr5" draw:text-style-name="P2" draw:layer="layout" svg:width="3cm" svg:height="2.5cm" svg:x="8.107cm" svg:y="14.5cm">
          <text:p text:style-name="P2">inizializzazione</text:p>
        </draw:rect>
        <draw:rect draw:style-name="gr6" draw:text-style-name="P4" draw:layer="layout" svg:width="4.107cm" svg:height="2.5cm" svg:x="12cm" svg:y="14.5cm">
          <text:p text:style-name="P4">gllLoadName(&lt;valore&gt;);</text:p>
          <text:p text:style-name="P4">Disegno primitive</text:p>
          <text:p text:style-name="P4">Valore le rappresenta</text:p>
        </draw:rect>
        <draw:rect draw:style-name="gr6" draw:text-style-name="P4" draw:layer="layout" svg:width="3.5cm" svg:height="2.5cm" svg:x="17.5cm" svg:y="14.5cm">
          <text:p text:style-name="P4">Picking: con ritorno </text:p>
          <text:p text:style-name="P4">oggetto </text:p>
          <text:p text:style-name="P4">o insieme di primitive </text:p>
          <text:p text:style-name="P4">selezionate</text:p>
        </draw:rect>
        <draw:line draw:style-name="gr4" draw:text-style-name="P1" draw:layer="layout" svg:x1="21cm" svg:y1="15.5cm" svg:x2="22.107cm" svg:y2="15.5cm">
          <text:p/>
        </draw:line>
        <draw:line draw:style-name="gr4" draw:text-style-name="P1" draw:layer="layout" svg:x1="16cm" svg:y1="15.5cm" svg:x2="17.5cm" svg:y2="15.5cm">
          <text:p/>
        </draw:line>
        <draw:line draw:style-name="gr4" draw:text-style-name="P1" draw:layer="layout" svg:x1="9.5cm" svg:y1="14.5cm" svg:x2="9.5cm" svg:y2="13.5cm">
          <text:p/>
        </draw:line>
        <draw:rect draw:style-name="gr6" draw:text-style-name="P2" draw:layer="layout" svg:width="6cm" svg:height="1.5cm" svg:x="9cm" svg:y="12cm">
          <text:p text:style-name="P2">glRenderMode(GL_SELECT);</text:p>
        </draw:rect>
        <draw:line draw:style-name="gr4" draw:text-style-name="P1" draw:layer="layout" svg:x1="14.5cm" svg:y1="13.5cm" svg:x2="14.5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03T22:48:49</meta:creation-date>
    <dc:date>2013-11-03T23:09:57.58</dc:date>
    <meta:editing-duration>PT4M17S</meta:editing-duration>
    <meta:editing-cycles>2</meta:editing-cycles>
    <meta:generator>LibreOffice/3.3$Win32 LibreOffice_project/330m19$Build-401</meta:generator>
    <meta:document-statistic meta:object-count="24"/>
  </office:meta>
</office:document-meta>
</file>